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4" table:number-rows-spanned="1">
            <text:p>rucne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detekto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hyba 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yba 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 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yba 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yba 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 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([.D7]-[.$D$7])/[.B7]" office:value-type="float" office:value="0" calcext:value-type="float">
            <text:p>0</text:p>
          </table:table-cell>
          <table:table-cell table:formula="of:=[.F7]*([.$E$7]/[.$D$7]+[.E7]/[.D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03" calcext:value-type="float">
            <text:p>0.03</text:p>
          </table:table-cell>
          <table:table-cell table:formula="of:=([.J7]-[.$J$7])/[.H7]" office:value-type="float" office:value="0" calcext:value-type="float">
            <text:p>0</text:p>
          </table:table-cell>
          <table:table-cell table:formula="of:=[.L7]*([.$K$7]/[.$J$7]+[.K7]/[.J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([.D8]-[.$D$7])/[.B8]" office:value-type="float" office:value="0" calcext:value-type="float">
            <text:p>0</text:p>
          </table:table-cell>
          <table:table-cell table:formula="of:=[.F8]*([.$E$7]/[.$D$7]+[.E8]/[.D8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table:formula="of:=([.J8]-[.$J$7])/[.H8]" office:value-type="float" office:value="0.00178571428571429" calcext:value-type="float">
            <text:p>0.0017857143</text:p>
          </table:table-cell>
          <table:table-cell table:formula="of:=[.L8]*([.$K$7]/[.$J$7]+[.K8]/[.J8])" office:value-type="float" office:value="0.000133437990580848" calcext:value-type="float">
            <text:p>0.00013343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formula="of:=([.D9]-[.$D$7])/[.B9]" office:value-type="float" office:value="0.00757575757575758" calcext:value-type="float">
            <text:p>0.0075757576</text:p>
          </table:table-cell>
          <table:table-cell table:formula="of:=[.F9]*([.$E$7]/[.$D$7]+[.E9]/[.D9])" office:value-type="float" office:value="0.00252525252525253" calcext:value-type="float">
            <text:p>0.002525252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  <table:table-cell table:formula="of:=([.J9]-[.$J$7])/[.H9]" office:value-type="float" office:value="0.0053125" calcext:value-type="float">
            <text:p>0.0053125</text:p>
          </table:table-cell>
          <table:table-cell table:formula="of:=[.L9]*([.$K$7]/[.$J$7]+[.K9]/[.J9])" office:value-type="float" office:value="0.000406177156177156" calcext:value-type="float">
            <text:p>0.0004061772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formula="of:=([.D10]-[.$D$7])/[.B10]" office:value-type="float" office:value="0.00967741935483871" calcext:value-type="float">
            <text:p>0.0096774194</text:p>
          </table:table-cell>
          <table:table-cell table:formula="of:=[.F10]*([.$E$7]/[.$D$7]+[.E10]/[.D10])" office:value-type="float" office:value="0.00348387096774194" calcext:value-type="float">
            <text:p>0.00348387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1" calcext:value-type="float">
            <text:p>0.1</text:p>
          </table:table-cell>
          <table:table-cell table:formula="of:=([.J10]-[.$J$7])/[.H10]" office:value-type="float" office:value="0.00922077922077922" calcext:value-type="float">
            <text:p>0.0092207792</text:p>
          </table:table-cell>
          <table:table-cell table:formula="of:=[.L10]*([.$K$7]/[.$J$7]+[.K10]/[.J10])" office:value-type="float" office:value="0.000871022697109653" calcext:value-type="float">
            <text:p>0.0008710227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([.D11]-[.$D$7])/[.B11]" office:value-type="float" office:value="0.0119521912350598" calcext:value-type="float">
            <text:p>0.0119521912</text:p>
          </table:table-cell>
          <table:table-cell table:formula="of:=[.F11]*([.$E$7]/[.$D$7]+[.E11]/[.D11])" office:value-type="float" office:value="0.00388446215139442" calcext:value-type="float">
            <text:p>0.003884462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0.1" calcext:value-type="float">
            <text:p>0.1</text:p>
          </table:table-cell>
          <table:table-cell table:formula="of:=([.J11]-[.$J$7])/[.H11]" office:value-type="float" office:value="0.01096" calcext:value-type="float">
            <text:p>0.01096</text:p>
          </table:table-cell>
          <table:table-cell table:formula="of:=[.L11]*([.$K$7]/[.$J$7]+[.K11]/[.J11])" office:value-type="float" office:value="0.000829149988654413" calcext:value-type="float">
            <text:p>0.00082915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office:value-type="string" calcext:value-type="string">
            <text:p>nm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m</text:p>
          </table:table-cell>
          <table:table-cell table:formula="of:=[.E19]*2/[.D7]/1000/1000" office:value-type="float" office:value="0.0012656" calcext:value-type="float">
            <text:p>0.0012656</text:p>
          </table:table-cell>
          <table:table-cell table:formula="of:=[.E21]*[.E7]/[.D7]" office:value-type="float" office:value="0.00025312" calcext:value-type="float">
            <text:p>0.000253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m det</text:p>
          </table:table-cell>
          <table:table-cell table:formula="of:=[.E19]*2/[.J7]/1000/1000" office:value-type="float" office:value="0.00194707692307692" calcext:value-type="float">
            <text:p>0.0019470769</text:p>
          </table:table-cell>
          <table:table-cell table:formula="of:=[.E22]*[.K7]/[.J7]" office:value-type="float" office:value="0.0000898650887573964" calcext:value-type="float">
            <text:p>8.98650887573964E-00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H7:Sheet1.K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3:31:14.302230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5-10T00:34:08.446456102</dc:date>
    <dc:creator>Vladislav Wohlrath</dc:creator>
    <meta:editing-duration>PT17M22S</meta:editing-duration>
    <meta:editing-cycles>2</meta:editing-cycles>
    <meta:document-statistic meta:table-count="1" meta:cell-count="77" meta:object-count="0"/>
  </office:meta>
</office:document-meta>
</file>